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c8dd5" officeooo:paragraph-rsid="000c8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Данные из таблицы student.csv необходимо отсортировать по столбцу оценки(score) с помощь сортировки вставками (В задаче нельзя использовать встроенные функции сортировок!). Из полученного списка выделите первых 3х победителей из 10 класса. Данные о победителях необходимо вывести в формате: </text:p>
      <text:p text:style-name="P1">10 класс:</text:p>
      <text:p text:style-name="P1">1 место: И. Фамилия</text:p>
      <text:p text:style-name="P1">2 место: И. Фамилия</text:p>
      <text:p text:style-name="P1">3 место: И. Фамилия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4:44:05.296863021</meta:creation-date>
    <dc:date>2024-02-09T14:45:50.926616610</dc:date>
    <meta:editing-duration>PT1M47S</meta:editing-duration>
    <meta:editing-cycles>1</meta:editing-cycles>
    <meta:document-statistic meta:table-count="0" meta:image-count="0" meta:object-count="0" meta:page-count="1" meta:paragraph-count="5" meta:word-count="51" meta:character-count="357" meta:non-whitespace-character-count="310"/>
    <meta:generator>LibreOffice/7.6.2.1$Linux_X86_64 LibreOffice_project/60$Build-1</meta:generator>
  </office:meta>
</office:document-meta>
</file>